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01f6e6" officeooo:paragraph-rsid="0001f6e6"/>
    </style:style>
    <style:style style:name="P2" style:family="paragraph" style:parent-style-name="Text_20_body">
      <style:text-properties officeooo:rsid="0001f6e6" officeooo:paragraph-rsid="0001f6e6"/>
    </style:style>
    <style:style style:name="T1" style:family="text">
      <style:text-properties officeooo:rsid="0001f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/text:p>
      <text:p text:style-name="P1"/>
      <text:p text:style-name="P1"/>
      <text:p text:style-name="P1">Sr. Rafael Trujillano Gonzalez.</text:p>
      <text:p text:style-name="P1">Gerent de la botiga Xerox Menorca.</text:p>
      <text:p text:style-name="P1">Calle Maria Lluisa Serra 87 A C.P. 07703 MAHON MENORCA </text:p>
      <text:p text:style-name="P1"/>
      <text:p text:style-name="P1"/>
      <text:p text:style-name="P2"><text:span text:style-name="Strong_20_Emphasis">Ciutadella, 20 de novembre de 2024</text:span></text:p>
      <text:p text:style-name="Text_20_body">Senyor/a,</text:p>
      <text:p text:style-name="Text_20_body">Ens dirigim a vostè en nom de l'IES Joan Ramis i Ramis per sol·licitar la comanda de <text:span text:style-name="Strong_20_Emphasis">2 unitats de màquines multifunció</text:span>. Hem estat informats sobre la qualitat i la fiabilitat dels vostres productes, per la qual cosa considerem que les màquines multifunció que oferiu seran perfectes per a les nostres necessitats.</text:p>
      <text:p text:style-name="Text_20_body">Agrairíem la vostra confirmació de disponibilitat, així com la informació sobre els models i condicions de lliurament.</text:p>
      <text:p text:style-name="Text_20_body">Mentre esperem la vostra resposta, us saludem atentament.</text:p>
      <text:p text:style-name="Text_20_body"><text:line-break/>Raquel Taltavull<text:line-break/>Directora de l'IES Joan Ramis i Ramis</text:p>
      <text:p text:style-name="Text_20_body"><text:span text:style-name="Strong_20_Emphasis"><text:span text:style-name="T1">Maó</text:span></text:span><text:span text:style-name="Strong_20_Emphasis">, 20 de novembre de 2024</text:span></text:p>
      <text:p text:style-name="Text_20_body"><text:span text:style-name="Strong_20_Emphasis">PD:</text:span> Ens agradaria saber si oferiu algun tipus de servei de manteniment per a aquests dispositiu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8:20:17.721452790</meta:creation-date>
    <dc:date>2024-11-20T08:33:53.360293540</dc:date>
    <meta:editing-duration>PT13M36S</meta:editing-duration>
    <meta:editing-cycles>1</meta:editing-cycles>
    <meta:document-statistic meta:table-count="0" meta:image-count="0" meta:object-count="0" meta:page-count="1" meta:paragraph-count="12" meta:word-count="140" meta:character-count="851" meta:non-whitespace-character-count="721"/>
    <meta:generator>LibreOffice/24.8.3.2$Linux_X86_64 LibreOffice_project/480$Build-2</meta:generator>
  </office:meta>
</office:document-meta>
</file>